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37" table:style-name="ta1">
        <table:shapes>
          <draw:frame draw:z-index="0" draw:style-name="gr1" draw:text-style-name="P1" svg:width="159.99mm" svg:height="89.99mm" svg:x="126.01mm" svg:y="1mm">
            <loext:p draw:notify-on-update-of-ranges="test237.G1:test237.G1 test237.G2:test237.G62 test237.C1:test237.C1 test237.C2:test237.C62 test237.G1:test237.G1 test237.G2:test237.G62 test237.D1:test237.D1 test237.D2:test237.D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00</text:p>
          </table:table-cell>
          <table:table-cell office:value-type="float" office:value="0.019496" calcext:value-type="float">
            <text:p>0.019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005" calcext:value-type="float">
            <text:p>1400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01</text:p>
          </table:table-cell>
          <table:table-cell office:value-type="float" office:value="0.927365" calcext:value-type="float">
            <text:p>0.927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597" calcext:value-type="float">
            <text:p>17959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02</text:p>
          </table:table-cell>
          <table:table-cell office:value-type="float" office:value="4.33845" calcext:value-type="float">
            <text:p>4.33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397" calcext:value-type="float">
            <text:p>14339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03</text:p>
          </table:table-cell>
          <table:table-cell office:value-type="float" office:value="4.575463" calcext:value-type="float">
            <text:p>4.575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282" calcext:value-type="float">
            <text:p>13828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04</text:p>
          </table:table-cell>
          <table:table-cell office:value-type="float" office:value="3.986718" calcext:value-type="float">
            <text:p>3.986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210" calcext:value-type="float">
            <text:p>11421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05</text:p>
          </table:table-cell>
          <table:table-cell office:value-type="float" office:value="3.979648" calcext:value-type="float">
            <text:p>3.979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066" calcext:value-type="float">
            <text:p>148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06</text:p>
          </table:table-cell>
          <table:table-cell office:value-type="float" office:value="4.725258" calcext:value-type="float">
            <text:p>4.725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165" calcext:value-type="float">
            <text:p>13816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07</text:p>
          </table:table-cell>
          <table:table-cell office:value-type="float" office:value="5.864146" calcext:value-type="float">
            <text:p>5.864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928" calcext:value-type="float">
            <text:p>15092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08</text:p>
          </table:table-cell>
          <table:table-cell office:value-type="float" office:value="6.51961" calcext:value-type="float">
            <text:p>6.51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796" calcext:value-type="float">
            <text:p>15779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09</text:p>
          </table:table-cell>
          <table:table-cell office:value-type="float" office:value="6.513417" calcext:value-type="float">
            <text:p>6.513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02" calcext:value-type="float">
            <text:p>155502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10</text:p>
          </table:table-cell>
          <table:table-cell office:value-type="float" office:value="6.124792" calcext:value-type="float">
            <text:p>6.124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959" calcext:value-type="float">
            <text:p>151959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11</text:p>
          </table:table-cell>
          <table:table-cell office:value-type="float" office:value="6.56026" calcext:value-type="float">
            <text:p>6.56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732" calcext:value-type="float">
            <text:p>17273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12</text:p>
          </table:table-cell>
          <table:table-cell office:value-type="float" office:value="7.124846" calcext:value-type="float">
            <text:p>7.124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829" calcext:value-type="float">
            <text:p>170829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13</text:p>
          </table:table-cell>
          <table:table-cell office:value-type="float" office:value="6.562683" calcext:value-type="float">
            <text:p>6.562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660" calcext:value-type="float">
            <text:p>132660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14</text:p>
          </table:table-cell>
          <table:table-cell office:value-type="float" office:value="5.960033" calcext:value-type="float">
            <text:p>5.960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167" calcext:value-type="float">
            <text:p>139167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15</text:p>
          </table:table-cell>
          <table:table-cell office:value-type="float" office:value="5.296644" calcext:value-type="float">
            <text:p>5.296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595" calcext:value-type="float">
            <text:p>1435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16</text:p>
          </table:table-cell>
          <table:table-cell office:value-type="float" office:value="5.126678" calcext:value-type="float">
            <text:p>5.126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191" calcext:value-type="float">
            <text:p>155191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17</text:p>
          </table:table-cell>
          <table:table-cell office:value-type="float" office:value="4.787332" calcext:value-type="float">
            <text:p>4.787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893" calcext:value-type="float">
            <text:p>156893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18</text:p>
          </table:table-cell>
          <table:table-cell office:value-type="float" office:value="4.585092" calcext:value-type="float">
            <text:p>4.585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125" calcext:value-type="float">
            <text:p>140125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19</text:p>
          </table:table-cell>
          <table:table-cell office:value-type="float" office:value="3.867701" calcext:value-type="float">
            <text:p>3.867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041" calcext:value-type="float">
            <text:p>130041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20</text:p>
          </table:table-cell>
          <table:table-cell office:value-type="float" office:value="3.298523" calcext:value-type="float">
            <text:p>3.298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440" calcext:value-type="float">
            <text:p>15344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21</text:p>
          </table:table-cell>
          <table:table-cell office:value-type="float" office:value="2.723459" calcext:value-type="float">
            <text:p>2.723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732" calcext:value-type="float">
            <text:p>145732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22</text:p>
          </table:table-cell>
          <table:table-cell office:value-type="float" office:value="2.311218" calcext:value-type="float">
            <text:p>2.311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889" calcext:value-type="float">
            <text:p>154889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23</text:p>
          </table:table-cell>
          <table:table-cell office:value-type="float" office:value="1.699337" calcext:value-type="float">
            <text:p>1.699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061" calcext:value-type="float">
            <text:p>145061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24</text:p>
          </table:table-cell>
          <table:table-cell office:value-type="float" office:value="1.120222" calcext:value-type="float">
            <text:p>1.120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720" calcext:value-type="float">
            <text:p>145720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25</text:p>
          </table:table-cell>
          <table:table-cell office:value-type="float" office:value="0.743721" calcext:value-type="float">
            <text:p>0.743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820" calcext:value-type="float">
            <text:p>162820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26</text:p>
          </table:table-cell>
          <table:table-cell office:value-type="float" office:value="0.703607" calcext:value-type="float">
            <text:p>0.703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668" calcext:value-type="float">
            <text:p>145668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27</text:p>
          </table:table-cell>
          <table:table-cell office:value-type="float" office:value="0.801315" calcext:value-type="float">
            <text:p>0.801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041" calcext:value-type="float">
            <text:p>145041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28</text:p>
          </table:table-cell>
          <table:table-cell office:value-type="float" office:value="0.612599" calcext:value-type="float">
            <text:p>0.612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014" calcext:value-type="float">
            <text:p>145014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29</text:p>
          </table:table-cell>
          <table:table-cell office:value-type="float" office:value="0.659182" calcext:value-type="float">
            <text:p>0.659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489" calcext:value-type="float">
            <text:p>15648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30</text:p>
          </table:table-cell>
          <table:table-cell office:value-type="float" office:value="1.070842" calcext:value-type="float">
            <text:p>1.070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366" calcext:value-type="float">
            <text:p>150366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31</text:p>
          </table:table-cell>
          <table:table-cell office:value-type="float" office:value="0.774779" calcext:value-type="float">
            <text:p>0.774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756" calcext:value-type="float">
            <text:p>173756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32</text:p>
          </table:table-cell>
          <table:table-cell office:value-type="float" office:value="0.721867" calcext:value-type="float">
            <text:p>0.721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243" calcext:value-type="float">
            <text:p>169243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33</text:p>
          </table:table-cell>
          <table:table-cell office:value-type="float" office:value="0.787451" calcext:value-type="float">
            <text:p>0.787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569" calcext:value-type="float">
            <text:p>159569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34</text:p>
          </table:table-cell>
          <table:table-cell office:value-type="float" office:value="0.854838" calcext:value-type="float">
            <text:p>0.854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075" calcext:value-type="float">
            <text:p>137075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35</text:p>
          </table:table-cell>
          <table:table-cell office:value-type="float" office:value="1.275472" calcext:value-type="float">
            <text:p>1.27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637" calcext:value-type="float">
            <text:p>149637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36</text:p>
          </table:table-cell>
          <table:table-cell office:value-type="float" office:value="1.362486" calcext:value-type="float">
            <text:p>1.362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765" calcext:value-type="float">
            <text:p>159765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37</text:p>
          </table:table-cell>
          <table:table-cell office:value-type="float" office:value="1.644619" calcext:value-type="float">
            <text:p>1.644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893" calcext:value-type="float">
            <text:p>155893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38</text:p>
          </table:table-cell>
          <table:table-cell office:value-type="float" office:value="1.559027" calcext:value-type="float">
            <text:p>1.559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181" calcext:value-type="float">
            <text:p>185181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39</text:p>
          </table:table-cell>
          <table:table-cell office:value-type="float" office:value="2.591246" calcext:value-type="float">
            <text:p>2.591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301" calcext:value-type="float">
            <text:p>162301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40</text:p>
          </table:table-cell>
          <table:table-cell office:value-type="float" office:value="2.064679" calcext:value-type="float">
            <text:p>2.064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898" calcext:value-type="float">
            <text:p>177898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41</text:p>
          </table:table-cell>
          <table:table-cell office:value-type="float" office:value="2.558035" calcext:value-type="float">
            <text:p>2.558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805" calcext:value-type="float">
            <text:p>153805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42</text:p>
          </table:table-cell>
          <table:table-cell office:value-type="float" office:value="2.925963" calcext:value-type="float">
            <text:p>2.925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60" calcext:value-type="float">
            <text:p>150060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43</text:p>
          </table:table-cell>
          <table:table-cell office:value-type="float" office:value="3.045042" calcext:value-type="float">
            <text:p>3.045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855" calcext:value-type="float">
            <text:p>150855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44</text:p>
          </table:table-cell>
          <table:table-cell office:value-type="float" office:value="3.328442" calcext:value-type="float">
            <text:p>3.328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798" calcext:value-type="float">
            <text:p>171798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45</text:p>
          </table:table-cell>
          <table:table-cell office:value-type="float" office:value="3.341667" calcext:value-type="float">
            <text:p>3.34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583" calcext:value-type="float">
            <text:p>16858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46</text:p>
          </table:table-cell>
          <table:table-cell office:value-type="float" office:value="3.58943" calcext:value-type="float">
            <text:p>3.58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361" calcext:value-type="float">
            <text:p>150361</text:p>
          </table:table-cell>
          <table:table-cell office:value-type="float" office:value="1733" calcext:value-type="float">
            <text:p>1733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47</text:p>
          </table:table-cell>
          <table:table-cell office:value-type="float" office:value="6.839343" calcext:value-type="float">
            <text:p>6.839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582" calcext:value-type="float">
            <text:p>151582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3:33:48</text:p>
          </table:table-cell>
          <table:table-cell office:value-type="float" office:value="8.217865" calcext:value-type="float">
            <text:p>8.217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051" calcext:value-type="float">
            <text:p>143051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 table:visibility="collapse">
          <table:table-cell office:value-type="string" calcext:value-type="string">
            <text:p>2017-10-29</text:p>
          </table:table-cell>
          <table:table-cell office:value-type="string" calcext:value-type="string">
            <text:p>23:33:49</text:p>
          </table:table-cell>
          <table:table-cell office:value-type="float" office:value="8.560173" calcext:value-type="float">
            <text:p>8.560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902" calcext:value-type="float">
            <text:p>157902</text:p>
          </table:table-cell>
          <table:table-cell office:value-type="float" office:value="706" calcext:value-type="float">
            <text:p>706</text:p>
          </table:table-cell>
        </table:table-row>
        <table:table-row table:style-name="ro1" table:visibility="collapse">
          <table:table-cell office:value-type="string" calcext:value-type="string">
            <text:p>2017-10-29</text:p>
          </table:table-cell>
          <table:table-cell office:value-type="string" calcext:value-type="string">
            <text:p>23:33:50</text:p>
          </table:table-cell>
          <table:table-cell office:value-type="float" office:value="7.928514" calcext:value-type="float">
            <text:p>7.928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803" calcext:value-type="float">
            <text:p>169803</text:p>
          </table:table-cell>
          <table:table-cell office:value-type="float" office:value="125" calcext:value-type="float">
            <text:p>125</text:p>
          </table:table-cell>
        </table:table-row>
        <table:table-row table:style-name="ro1" table:visibility="collapse">
          <table:table-cell office:value-type="string" calcext:value-type="string">
            <text:p>2017-10-29</text:p>
          </table:table-cell>
          <table:table-cell office:value-type="string" calcext:value-type="string">
            <text:p>23:33:51</text:p>
          </table:table-cell>
          <table:table-cell office:value-type="float" office:value="6.680719" calcext:value-type="float">
            <text:p>6.680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577" calcext:value-type="float">
            <text:p>136577</text:p>
          </table:table-cell>
          <table:table-cell office:value-type="float" office:value="121" calcext:value-type="float">
            <text:p>121</text:p>
          </table:table-cell>
        </table:table-row>
        <table:table-row table:style-name="ro1" table:visibility="collapse">
          <table:table-cell office:value-type="string" calcext:value-type="string">
            <text:p>2017-10-29</text:p>
          </table:table-cell>
          <table:table-cell office:value-type="string" calcext:value-type="string">
            <text:p>23:33:52</text:p>
          </table:table-cell>
          <table:table-cell office:value-type="float" office:value="5.916019" calcext:value-type="float">
            <text:p>5.916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953" calcext:value-type="float">
            <text:p>175953</text:p>
          </table:table-cell>
          <table:table-cell office:value-type="float" office:value="142" calcext:value-type="float">
            <text:p>142</text:p>
          </table:table-cell>
        </table:table-row>
        <table:table-row table:style-name="ro1" table:visibility="collapse">
          <table:table-cell office:value-type="string" calcext:value-type="string">
            <text:p>2017-10-29</text:p>
          </table:table-cell>
          <table:table-cell office:value-type="string" calcext:value-type="string">
            <text:p>23:33:53</text:p>
          </table:table-cell>
          <table:table-cell office:value-type="float" office:value="5.125889" calcext:value-type="float">
            <text:p>5.125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315" calcext:value-type="float">
            <text:p>161315</text:p>
          </table:table-cell>
          <table:table-cell office:value-type="float" office:value="85" calcext:value-type="float">
            <text:p>85</text:p>
          </table:table-cell>
        </table:table-row>
        <table:table-row table:style-name="ro1" table:visibility="collapse">
          <table:table-cell office:value-type="string" calcext:value-type="string">
            <text:p>2017-10-29</text:p>
          </table:table-cell>
          <table:table-cell office:value-type="string" calcext:value-type="string">
            <text:p>23:33:54</text:p>
          </table:table-cell>
          <table:table-cell office:value-type="float" office:value="3.828976" calcext:value-type="float">
            <text:p>3.828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229" calcext:value-type="float">
            <text:p>242229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collapse">
          <table:table-cell office:value-type="string" calcext:value-type="string">
            <text:p>2017-10-29</text:p>
          </table:table-cell>
          <table:table-cell office:value-type="string" calcext:value-type="string">
            <text:p>23:33:55</text:p>
          </table:table-cell>
          <table:table-cell office:value-type="float" office:value="2.581887" calcext:value-type="float">
            <text:p>2.581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321" calcext:value-type="float">
            <text:p>135321</text:p>
          </table:table-cell>
          <table:table-cell office:value-type="float" office:value="199" calcext:value-type="float">
            <text:p>199</text:p>
          </table:table-cell>
        </table:table-row>
        <table:table-row table:style-name="ro1" table:visibility="collapse">
          <table:table-cell office:value-type="string" calcext:value-type="string">
            <text:p>2017-10-29</text:p>
          </table:table-cell>
          <table:table-cell office:value-type="string" calcext:value-type="string">
            <text:p>23:33:56</text:p>
          </table:table-cell>
          <table:table-cell office:value-type="float" office:value="1.818424" calcext:value-type="float">
            <text:p>1.818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163" calcext:value-type="float">
            <text:p>330163</text:p>
          </table:table-cell>
          <table:table-cell office:value-type="float" office:value="57" calcext:value-type="float">
            <text:p>57</text:p>
          </table:table-cell>
        </table:table-row>
        <table:table-row table:style-name="ro1" table:visibility="collapse">
          <table:table-cell office:value-type="string" calcext:value-type="string">
            <text:p>2017-10-29</text:p>
          </table:table-cell>
          <table:table-cell office:value-type="string" calcext:value-type="string">
            <text:p>23:33:57</text:p>
          </table:table-cell>
          <table:table-cell office:value-type="float" office:value="0.36353" calcext:value-type="float">
            <text:p>0.36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053" calcext:value-type="float">
            <text:p>148053</text:p>
          </table:table-cell>
          <table:table-cell office:value-type="float" office:value="319" calcext:value-type="float">
            <text:p>319</text:p>
          </table:table-cell>
        </table:table-row>
        <table:table-row table:style-name="ro1" table:visibility="collapse">
          <table:table-cell office:value-type="string" calcext:value-type="string">
            <text:p>2017-10-29</text:p>
          </table:table-cell>
          <table:table-cell office:value-type="string" calcext:value-type="string">
            <text:p>23:33:58</text:p>
          </table:table-cell>
          <table:table-cell office:value-type="float" office:value="0.465124" calcext:value-type="float">
            <text:p>0.465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123" calcext:value-type="float">
            <text:p>168123</text:p>
          </table:table-cell>
          <table:table-cell office:value-type="float" office:value="998" calcext:value-type="float">
            <text:p>998</text:p>
          </table:table-cell>
        </table:table-row>
        <table:table-row table:style-name="ro1" table:visibility="collapse">
          <table:table-cell office:value-type="string" calcext:value-type="string">
            <text:p>2017-10-29</text:p>
          </table:table-cell>
          <table:table-cell office:value-type="string" calcext:value-type="string">
            <text:p>23:33:59</text:p>
          </table:table-cell>
          <table:table-cell office:value-type="float" office:value="0.142678" calcext:value-type="float">
            <text:p>0.142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13" calcext:value-type="float">
            <text:p>160113</text:p>
          </table:table-cell>
          <table:table-cell office:value-type="float" office:value="788" calcext:value-type="float">
            <text:p>788</text:p>
          </table:table-cell>
        </table:table-row>
        <table:table-row table:style-name="ro1" table:visibility="collapse">
          <table:table-cell office:value-type="string" calcext:value-type="string">
            <text:p>2017-10-29</text:p>
          </table:table-cell>
          <table:table-cell office:value-type="string" calcext:value-type="string">
            <text:p>23:34:00</text:p>
          </table:table-cell>
          <table:table-cell office:value-type="float" office:value="0.081449" calcext:value-type="float">
            <text:p>0.081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554" calcext:value-type="float">
            <text:p>172554</text:p>
          </table:table-cell>
          <table:table-cell office:value-type="float" office:value="773" calcext:value-type="float">
            <text:p>7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9T19:36:51.574492200</dc:date>
    <meta:editing-duration>PT1M54S</meta:editing-duration>
    <meta:editing-cycles>1</meta:editing-cycles>
    <meta:generator>LibreOffice/5.4.0.3$Linux_X86_64 LibreOffice_project/7556cbc6811c9d992f4064ab9287069087d7f62c</meta:generator>
    <meta:document-statistic meta:table-count="1" meta:cell-count="4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6.726cm" svg:y="0.315cm" chart:style-name="ch2">
          <text:p>scattergram</text:p>
        </chart:title>
        <chart:legend chart:legend-position="end" svg:x="14.001cm" svg:y="4.005cm" style:legend-expansion="high" chart:style-name="ch3"/>
        <chart:plot-area chart:style-name="ch4" table:cell-range-address="test237.G1:test237.G62 test237.C1:test237.D62" chart:data-source-has-labels="row" svg:x="1.279cm" svg:y="1.248cm" svg:width="12.402cm" svg:height="6.643cm">
          <chartooo:coordinate-region svg:x="1.715cm" svg:y="1.421cm" svg:width="11.594cm" svg:height="5.876cm"/>
          <chart:axis chart:dimension="x" chart:name="primary-x" chart:style-name="ch5">
            <chart:title svg:x="7.118cm" svg:y="8.071cm" chart:style-name="ch6">
              <text:p>TPS</text:p>
            </chart:title>
          </chart:axis>
          <chart:axis chart:dimension="y" chart:name="primary-y" chart:style-name="ch5">
            <chart:title svg:x="0.451cm" svg:y="4.732cm" chart:style-name="ch7">
              <text:p>S</text:p>
            </chart:title>
            <chart:grid chart:style-name="ch8" chart:class="major"/>
          </chart:axis>
          <chart:series chart:style-name="ch9" chart:values-cell-range-address="test237.C2:test237.C62" chart:label-cell-address="test237.C1:test237.C1" chart:class="chart:scatter">
            <chart:domain table:cell-range-address="test237.G2:test237.G62"/>
            <chart:data-point chart:repeated="49"/>
          </chart:series>
          <chart:series chart:style-name="ch10" chart:values-cell-range-address="test237.D2:test237.D62" chart:label-cell-address="test237.D1:test237.D1" chart:class="chart:scatte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37.C1:test237.C1</svg:desc>
                </draw:g>
              </table:table-cell>
              <table:table-cell office:value-type="string">
                <text:p>xfertime</text:p>
                <draw:g>
                  <svg:desc>test237.D1:test237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est237.G2:test237.G62</svg:desc>
                </draw:g>
              </table:table-cell>
              <table:table-cell office:value-type="float" office:value="0.019496">
                <text:p>0.019496</text:p>
                <draw:g>
                  <svg:desc>test237.C2:test237.C62</svg:desc>
                </draw:g>
              </table:table-cell>
              <table:table-cell office:value-type="float" office:value="0">
                <text:p>0</text:p>
                <draw:g>
                  <svg:desc>test237.D2:test237.D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">
                <text:p>199</text:p>
              </table:table-cell>
              <table:table-cell office:value-type="float" office:value="0.927365">
                <text:p>0.927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">
                <text:p>199</text:p>
              </table:table-cell>
              <table:table-cell office:value-type="float" office:value="4.33845">
                <text:p>4.33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">
                <text:p>199</text:p>
              </table:table-cell>
              <table:table-cell office:value-type="float" office:value="4.575463">
                <text:p>4.575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">
                <text:p>199</text:p>
              </table:table-cell>
              <table:table-cell office:value-type="float" office:value="3.986718">
                <text:p>3.986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2">
                <text:p>302</text:p>
              </table:table-cell>
              <table:table-cell office:value-type="float" office:value="3.979648">
                <text:p>3.979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9">
                <text:p>399</text:p>
              </table:table-cell>
              <table:table-cell office:value-type="float" office:value="4.725258">
                <text:p>4.725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9">
                <text:p>399</text:p>
              </table:table-cell>
              <table:table-cell office:value-type="float" office:value="5.864146">
                <text:p>5.864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9">
                <text:p>389</text:p>
              </table:table-cell>
              <table:table-cell office:value-type="float" office:value="6.51961">
                <text:p>6.51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">
                <text:p>409</text:p>
              </table:table-cell>
              <table:table-cell office:value-type="float" office:value="6.513417">
                <text:p>6.513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6">
                <text:p>496</text:p>
              </table:table-cell>
              <table:table-cell office:value-type="float" office:value="6.124792">
                <text:p>6.124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9">
                <text:p>599</text:p>
              </table:table-cell>
              <table:table-cell office:value-type="float" office:value="6.56026">
                <text:p>6.56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5">
                <text:p>565</text:p>
              </table:table-cell>
              <table:table-cell office:value-type="float" office:value="7.124846">
                <text:p>7.124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3">
                <text:p>633</text:p>
              </table:table-cell>
              <table:table-cell office:value-type="float" office:value="6.562683">
                <text:p>6.562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0">
                <text:p>580</text:p>
              </table:table-cell>
              <table:table-cell office:value-type="float" office:value="5.960033">
                <text:p>5.960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1">
                <text:p>711</text:p>
              </table:table-cell>
              <table:table-cell office:value-type="float" office:value="5.296644">
                <text:p>5.296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9">
                <text:p>799</text:p>
              </table:table-cell>
              <table:table-cell office:value-type="float" office:value="5.126678">
                <text:p>5.126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9">
                <text:p>799</text:p>
              </table:table-cell>
              <table:table-cell office:value-type="float" office:value="4.787332">
                <text:p>4.787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9">
                <text:p>799</text:p>
              </table:table-cell>
              <table:table-cell office:value-type="float" office:value="4.585092">
                <text:p>4.585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0">
                <text:p>700</text:p>
              </table:table-cell>
              <table:table-cell office:value-type="float" office:value="3.867701">
                <text:p>3.867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7">
                <text:p>997</text:p>
              </table:table-cell>
              <table:table-cell office:value-type="float" office:value="3.298523">
                <text:p>3.298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9">
                <text:p>999</text:p>
              </table:table-cell>
              <table:table-cell office:value-type="float" office:value="2.723459">
                <text:p>2.723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55">
                <text:p>855</text:p>
              </table:table-cell>
              <table:table-cell office:value-type="float" office:value="2.311218">
                <text:p>2.311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3">
                <text:p>1143</text:p>
              </table:table-cell>
              <table:table-cell office:value-type="float" office:value="1.699337">
                <text:p>1.699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3">
                <text:p>963</text:p>
              </table:table-cell>
              <table:table-cell office:value-type="float" office:value="1.120222">
                <text:p>1.120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1">
                <text:p>1011</text:p>
              </table:table-cell>
              <table:table-cell office:value-type="float" office:value="0.743721">
                <text:p>0.743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83">
                <text:p>1283</text:p>
              </table:table-cell>
              <table:table-cell office:value-type="float" office:value="0.703607">
                <text:p>0.703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62">
                <text:p>1162</text:p>
              </table:table-cell>
              <table:table-cell office:value-type="float" office:value="0.801315">
                <text:p>0.801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58">
                <text:p>1258</text:p>
              </table:table-cell>
              <table:table-cell office:value-type="float" office:value="0.612599">
                <text:p>0.612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9">
                <text:p>749</text:p>
              </table:table-cell>
              <table:table-cell office:value-type="float" office:value="0.659182">
                <text:p>0.659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6">
                <text:p>1506</text:p>
              </table:table-cell>
              <table:table-cell office:value-type="float" office:value="1.070842">
                <text:p>1.070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68">
                <text:p>1568</text:p>
              </table:table-cell>
              <table:table-cell office:value-type="float" office:value="0.774779">
                <text:p>0.774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99">
                <text:p>1399</text:p>
              </table:table-cell>
              <table:table-cell office:value-type="float" office:value="0.721867">
                <text:p>0.721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95">
                <text:p>1395</text:p>
              </table:table-cell>
              <table:table-cell office:value-type="float" office:value="0.787451">
                <text:p>0.78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03">
                <text:p>1403</text:p>
              </table:table-cell>
              <table:table-cell office:value-type="float" office:value="0.854838">
                <text:p>0.854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78">
                <text:p>1478</text:p>
              </table:table-cell>
              <table:table-cell office:value-type="float" office:value="1.275472">
                <text:p>1.275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01">
                <text:p>1601</text:p>
              </table:table-cell>
              <table:table-cell office:value-type="float" office:value="1.362486">
                <text:p>1.362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99">
                <text:p>1599</text:p>
              </table:table-cell>
              <table:table-cell office:value-type="float" office:value="1.644619">
                <text:p>1.644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99">
                <text:p>1599</text:p>
              </table:table-cell>
              <table:table-cell office:value-type="float" office:value="1.559027">
                <text:p>1.559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9">
                <text:p>1589</text:p>
              </table:table-cell>
              <table:table-cell office:value-type="float" office:value="2.591246">
                <text:p>2.591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51">
                <text:p>1551</text:p>
              </table:table-cell>
              <table:table-cell office:value-type="float" office:value="2.064679">
                <text:p>2.064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6">
                <text:p>1646</text:p>
              </table:table-cell>
              <table:table-cell office:value-type="float" office:value="2.558035">
                <text:p>2.558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9">
                <text:p>1599</text:p>
              </table:table-cell>
              <table:table-cell office:value-type="float" office:value="2.925963">
                <text:p>2.925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96">
                <text:p>1596</text:p>
              </table:table-cell>
              <table:table-cell office:value-type="float" office:value="3.045042">
                <text:p>3.04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5">
                <text:p>1465</text:p>
              </table:table-cell>
              <table:table-cell office:value-type="float" office:value="3.328442">
                <text:p>3.328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00">
                <text:p>1600</text:p>
              </table:table-cell>
              <table:table-cell office:value-type="float" office:value="3.341667">
                <text:p>3.341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33">
                <text:p>1733</text:p>
              </table:table-cell>
              <table:table-cell office:value-type="float" office:value="3.58943">
                <text:p>3.58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84">
                <text:p>1584</text:p>
              </table:table-cell>
              <table:table-cell office:value-type="float" office:value="6.839343">
                <text:p>6.839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82">
                <text:p>1582</text:p>
              </table:table-cell>
              <table:table-cell office:value-type="float" office:value="8.217865">
                <text:p>8.21786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